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developer log day 395<text:line-break/><text:line-break/>I worked on another update today, and had a little more time to do so. My friend Michael wasn't available today, so I didn't go see him. Today, I am working with a new goal, which is to make separate update log and developer log entries again. This time, I feel that I can keep up with it.<text:line-break/><text:line-break/>Along with this, I added browser sniffing support for SeaMonkey and Microsoft Edge, did the normal general documentation, updated the ideaboard, and created a page for leap day.<text:line-break/><text:line-break/>Without the extra time I had today, I would not have been able to finish the update. I had a lot of downtime today to relax.<text:line-break/><text:line-break/>Sean Patrick Myrick on February 29th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26:03.580000000</meta:creation-date>
    <dc:date>2020-03-02T08:26:47.160000000</dc:date>
    <meta:editing-duration>PT44S</meta:editing-duration>
    <meta:editing-cycles>1</meta:editing-cycles>
    <meta:document-statistic meta:table-count="0" meta:image-count="0" meta:object-count="0" meta:page-count="1" meta:paragraph-count="1" meta:word-count="124" meta:character-count="664" meta:non-whitespace-character-count="537"/>
    <meta:generator>LibreOffice/6.1.2.1$Windows_X86_64 LibreOffice_project/65905a128db06ba48db947242809d14d3f9a93fe</meta:generator>
  </office:meta>
</office:document-meta>
</file>